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44cm"/>
    </style:style>
    <style:style style:name="Таблица1.B" style:family="table-column">
      <style:table-column-properties style:column-width="12.162cm"/>
    </style:style>
    <style:style style:name="Таблица1.C" style:family="table-column">
      <style:table-column-properties style:column-width="2.09cm"/>
    </style:style>
    <style:style style:name="Таблица1.D" style:family="table-column">
      <style:table-column-properties style:column-width="3.016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paragraph-rsid="000f178a"/>
    </style:style>
    <style:style style:name="P2" style:family="paragraph" style:parent-style-name="Table_20_Contents">
      <style:text-properties officeooo:rsid="000f178a" officeooo:paragraph-rsid="000f178a"/>
    </style:style>
    <style:style style:name="P3" style:family="paragraph" style:parent-style-name="Table_20_Contents">
      <style:paragraph-properties fo:text-align="center" style:justify-single-word="false"/>
      <style:text-properties officeooo:rsid="000f178a" officeooo:paragraph-rsid="000f178a"/>
    </style:style>
    <style:style style:name="P4" style:family="paragraph" style:parent-style-name="Standard">
      <style:text-properties fo:language="en" fo:country="US" officeooo:rsid="000f178a" officeooo:paragraph-rsid="000f178a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rsid="000f178a" officeooo:paragraph-rsid="000f178a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fo:font-weight="bold" officeooo:rsid="000f178a" officeooo:paragraph-rsid="000f178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fo:font-weight="normal" officeooo:rsid="000f178a" officeooo:paragraph-rsid="000f178a" style:font-weight-asian="normal" style:font-weight-complex="normal"/>
    </style:style>
    <style:style style:name="P8" style:family="paragraph" style:parent-style-name="Table_20_Contents">
      <style:text-properties officeooo:rsid="000f47c3" officeooo:paragraph-rsid="000f178a"/>
    </style:style>
    <style:style style:name="P9" style:family="paragraph" style:parent-style-name="Text_20_body">
      <style:text-properties officeooo:rsid="000f47c3" officeooo:paragraph-rsid="000f178a"/>
    </style:style>
    <style:style style:name="P10" style:family="paragraph" style:parent-style-name="Table_20_Contents">
      <style:text-properties officeooo:rsid="00109d6f" officeooo:paragraph-rsid="000f178a"/>
    </style:style>
    <style:style style:name="P11" style:family="paragraph" style:parent-style-name="Text_20_body">
      <style:text-properties officeooo:rsid="00109d6f" officeooo:paragraph-rsid="000f178a"/>
    </style:style>
    <style:style style:name="P12" style:family="paragraph" style:parent-style-name="Heading_20_1">
      <style:paragraph-properties fo:text-align="center" style:justify-single-word="false"/>
      <style:text-properties fo:language="ru" fo:country="RU" officeooo:rsid="000f178a" officeooo:paragraph-rsid="000f178a"/>
    </style:style>
    <style:style style:name="P13" style:family="paragraph" style:parent-style-name="Heading_20_2">
      <style:text-properties officeooo:paragraph-rsid="000f178a"/>
    </style:style>
    <style:style style:name="P14" style:family="paragraph" style:parent-style-name="Heading_20_2">
      <style:text-properties officeooo:rsid="000f178a" officeooo:paragraph-rsid="000f178a"/>
    </style:style>
    <style:style style:name="P15" style:family="paragraph" style:parent-style-name="Text_20_body" style:list-style-name="L1">
      <style:text-properties officeooo:paragraph-rsid="000f178a"/>
    </style:style>
    <style:style style:name="P16" style:family="paragraph" style:parent-style-name="Text_20_body" style:list-style-name="L1">
      <style:text-properties fo:language="ru" fo:country="RU" officeooo:rsid="00109d6f" officeooo:paragraph-rsid="000f17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78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f178a"/>
    </style:style>
    <style:style style:name="T5" style:family="text">
      <style:text-properties officeooo:rsid="00109d6f"/>
    </style:style>
    <style:style style:name="T6" style:family="text">
      <style:text-properties officeooo:rsid="000f178a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Пояснительная записка</text:h>
      <text:h text:style-name="P13" text:outline-level="2">Тема проекта</text:h>
      <text:p text:style-name="P9">Сайт для общения</text:p>
      <text:h text:style-name="P13" text:outline-level="2">Авторы и руководитель проекта</text:h>
      <text:p text:style-name="P9">Авторы — Безбородов Руслан, Данилов Андрей</text:p>
      <text:p text:style-name="P9">Руководитель — Кормановский Михаил</text:p>
      <text:h text:style-name="P13" text:outline-level="2">Задача</text:h>
      <text:p text:style-name="P9">Создать сайт для общения людей</text:p>
      <text:h text:style-name="P13" text:outline-level="2">Указания к использованию</text:h>
      <text:p text:style-name="P11">Запуск сервера:</text:p>
      <text:p text:style-name="P9"><text:tab/>Для запуска программы необходимо выполнить скрипт <text:span text:style-name="T1">main.py</text:span></text:p>
      <text:p text:style-name="P11">Использование:</text:p>
      <text:p text:style-name="P11"><text:tab/>Пользователь должен перейти на <text:span text:style-name="T1">url, </text:span><text:span text:style-name="T3">предоставленному разработчиками и прочитать инструкцию по использованию</text:span></text:p>
      <text:h text:style-name="P13" text:outline-level="2">Функционал программ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№</text:p>
          </table:table-cell>
          <table:table-cell table:style-name="Таблица1.A1" office:value-type="string">
            <text:p text:style-name="P8">Название</text:p>
          </table:table-cell>
          <table:table-cell table:style-name="Таблица1.A1" office:value-type="string">
            <text:p text:style-name="P2">Реализация</text:p>
          </table:table-cell>
          <table:table-cell table:style-name="Таблица1.A1" office:value-type="string">
            <text:p text:style-name="P2">Авторы</text:p>
          </table:table-cell>
        </table:table-row>
        <table:table-row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Авторизация/создание аккаунта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8">Возможность писать <text:span text:style-name="T5">текстовые</text:span> <text:span text:style-name="T5">сообщения</text:span>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3</text:p>
          </table:table-cell>
          <table:table-cell table:style-name="Таблица1.A1" office:value-type="string">
            <text:p text:style-name="P10">Возможность использования определенных разработчиками функций, организованных в виде веток и субветок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10">Предусмотрено наличие как минимум следующих веток:</text:p>
            <text:list text:style-name="L1">
              <text:list-item>
                <text:p text:style-name="P15">/anon - в данном чате люди общаются анонимно друг с другом. В этом чате можно придумать себе любой ник.</text:p>
              </text:list-item>
              <text:list-item>
                <text:p text:style-name="P16">/auth - в данном чате люди общаются под своими зарегистрированными аккаунтами.</text:p>
              </text:list-item>
              <text:list-item>
                <text:p text:style-name="P16">/*/rand - в данном чате вам выбирается случайный собеседник, с которым вы будете общаться на протяжении времени.</text:p>
              </text:list-item>
            </text:list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</table:table>
      <text:p text:style-name="P1"/>
      <text:h text:style-name="P14" text:outline-level="2">Технологии</text:h>
      <text:p text:style-name="Standard">flask_sqlalchemy — <text:span text:style-name="T6">библиотека для взаимодействия с базой данных</text:span><text:line-break/>flask_socketio — <text:span text:style-name="T6">библиотека для влаимодействия с </text:span><text:span text:style-name="T2">Socketio</text:span><text:line-break/><text:soft-page-break/>flask - <text:span text:style-name="T6">сервер</text:span><text:line-break/>gevent-websocket — <text:span text:style-name="T4">запуск сервера</text:span><text:span text:style-name="T7"/></text:p>
      <text:p text:style-name="P4">sqlite3 – <text:span text:style-name="T3">база данных</text:span></text:p>
      <text:p text:style-name="P4"/>
      <text:h text:style-name="Heading_20_2" text:outline-level="2" text:is-list-header="true"><text:tab/><text:span text:style-name="T6">Описание модулей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application</text:p>
          </table:table-cell>
          <table:table-cell table:style-name="Таблица2.A1" office:value-type="string">
            <text:p text:style-name="P2">Основная логика приложения</text:p>
          </table:table-cell>
        </table:table-row>
        <table:table-row>
          <table:table-cell table:style-name="Таблица2.A1" office:value-type="string">
            <text:p text:style-name="P5">application/branches</text:p>
          </table:table-cell>
          <table:table-cell table:style-name="Таблица2.A1" office:value-type="string">
            <text:p text:style-name="P2">Реализация веток</text:p>
          </table:table-cell>
        </table:table-row>
        <table:table-row>
          <table:table-cell table:style-name="Таблица2.A1" office:value-type="string">
            <text:p text:style-name="P5">application/contracts</text:p>
          </table:table-cell>
          <table:table-cell table:style-name="Таблица2.A1" office:value-type="string">
            <text:p text:style-name="P2">Типизация</text:p>
          </table:table-cell>
        </table:table-row>
        <table:table-row>
          <table:table-cell table:style-name="Таблица2.A1" office:value-type="string">
            <text:p text:style-name="P5">application/managers</text:p>
          </table:table-cell>
          <table:table-cell table:style-name="Таблица2.A1" office:value-type="string">
            <text:p text:style-name="P2">Все вспомогательные менеджеры</text:p>
          </table:table-cell>
        </table:table-row>
        <table:table-row>
          <table:table-cell table:style-name="Таблица2.A1" office:value-type="string">
            <text:p text:style-name="P5">application/utils</text:p>
          </table:table-cell>
          <table:table-cell table:style-name="Таблица2.A1" office:value-type="string">
            <text:p text:style-name="P2">Вспомогательные функции</text:p>
          </table:table-cell>
        </table:table-row>
        <table:table-row>
          <table:table-cell table:style-name="Таблица2.A1" office:value-type="string">
            <text:p text:style-name="P6">database</text:p>
          </table:table-cell>
          <table:table-cell table:style-name="Таблица2.A1" office:value-type="string">
            <text:p text:style-name="P2">Взаимодействие с базой данных</text:p>
          </table:table-cell>
        </table:table-row>
        <table:table-row>
          <table:table-cell table:style-name="Таблица2.A1" office:value-type="string">
            <text:p text:style-name="P5">database/database_manager.py</text:p>
          </table:table-cell>
          <table:table-cell table:style-name="Таблица2.A1" office:value-type="string">
            <text:p text:style-name="P2">Класс для взаимодействия с базой данных</text:p>
          </table:table-cell>
        </table:table-row>
        <table:table-row>
          <table:table-cell table:style-name="Таблица2.A1" office:value-type="string">
            <text:p text:style-name="P5">database/models.py</text:p>
          </table:table-cell>
          <table:table-cell table:style-name="Таблица2.A1" office:value-type="string">
            <text:p text:style-name="P2">Модели таблиц</text:p>
          </table:table-cell>
        </table:table-row>
        <table:table-row>
          <table:table-cell table:style-name="Таблица2.A1" office:value-type="string">
            <text:p text:style-name="P6">encryption</text:p>
          </table:table-cell>
          <table:table-cell table:style-name="Таблица2.A1" office:value-type="string">
            <text:p text:style-name="P2">Хэширование пароля и логина</text:p>
          </table:table-cell>
        </table:table-row>
        <table:table-row>
          <table:table-cell table:style-name="Таблица2.A1" office:value-type="string">
            <text:p text:style-name="P7">encryption/hashing.py</text:p>
          </table:table-cell>
          <table:table-cell table:style-name="Таблица2.A1" office:value-type="string">
            <text:p text:style-name="P2">Функция для хэширования пароля и логина</text:p>
          </table:table-cell>
        </table:table-row>
        <table:table-row>
          <table:table-cell table:style-name="Таблица2.A1" office:value-type="string">
            <text:p text:style-name="P6">static</text:p>
          </table:table-cell>
          <table:table-cell table:style-name="Таблица2.A1" office:value-type="string">
            <text:p text:style-name="P2">Статические файлы</text:p>
          </table:table-cell>
        </table:table-row>
        <table:table-row>
          <table:table-cell table:style-name="Таблица2.A1" office:value-type="string">
            <text:p text:style-name="P6">templates</text:p>
          </table:table-cell>
          <table:table-cell table:style-name="Таблица2.A1" office:value-type="string">
            <text:p text:style-name="P2">Шаблоны</text:p>
          </table:table-cell>
        </table:table-row>
        <table:table-row>
          <table:table-cell table:style-name="Таблица2.A1" office:value-type="string">
            <text:p text:style-name="P5">config.py</text:p>
          </table:table-cell>
          <table:table-cell table:style-name="Таблица2.A1" office:value-type="string">
            <text:p text:style-name="P2">Конфигурация приложения</text:p>
          </table:table-cell>
        </table:table-row>
        <table:table-row>
          <table:table-cell table:style-name="Таблица2.A1" office:value-type="string">
            <text:p text:style-name="P5">main.py</text:p>
          </table:table-cell>
          <table:table-cell table:style-name="Таблица2.A1" office:value-type="string">
            <text:p text:style-name="P2">Обработчики запросов</text:p>
          </table:table-cell>
        </table:table-row>
        <table:table-row>
          <table:table-cell table:style-name="Таблица2.A1" office:value-type="string">
            <text:p text:style-name="P5">requirements.txt</text:p>
          </table:table-cell>
          <table:table-cell table:style-name="Таблица2.A1" office:value-type="string">
            <text:p text:style-name="P2">Зависимости приложения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22:05:53.394000000</meta:creation-date>
    <dc:date>2023-04-17T22:28:34.941000000</dc:date>
    <meta:editing-duration>PT20M16S</meta:editing-duration>
    <meta:editing-cycles>2</meta:editing-cycles>
    <meta:generator>LibreOffice/7.5.2.2$Windows_X86_64 LibreOffice_project/53bb9681a964705cf672590721dbc85eb4d0c3a2</meta:generator>
    <meta:document-statistic meta:table-count="2" meta:image-count="0" meta:object-count="0" meta:page-count="2" meta:paragraph-count="71" meta:word-count="227" meta:character-count="1814" meta:non-whitespace-character-count="1652"/>
  </office:meta>
</office:document-meta>
</file>